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3.8125in"/>
    </style:style>
    <style:style style:name="Table3.C" style:family="table-column">
      <style:table-column-properties style:column-width="2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3.75in"/>
    </style:style>
    <style:style style:name="Table4.C" style:family="table-column">
      <style:table-column-properties style:column-width="2.0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in" fo:margin-left="0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3.625in"/>
    </style:style>
    <style:style style:name="Table5.C" style:family="table-column">
      <style:table-column-properties style:column-width="2.0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fo:margin-left="0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3.625in"/>
    </style:style>
    <style:style style:name="Table6.C" style:family="table-column">
      <style:table-column-properties style:column-width="2.0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in" fo:margin-left="0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3.625in"/>
    </style:style>
    <style:style style:name="Table7.C" style:family="table-column">
      <style:table-column-properties style:column-width="2.06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in" fo:margin-left="0in" table:align="left"/>
    </style:style>
    <style:style style:name="Table8.A" style:family="table-column">
      <style:table-column-properties style:column-width="1.8125in"/>
    </style:style>
    <style:style style:name="Table8.B" style:family="table-column">
      <style:table-column-properties style:column-width="3.625in"/>
    </style:style>
    <style:style style:name="Table8.C" style:family="table-column">
      <style:table-column-properties style:column-width="2.062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3.625in"/>
    </style:style>
    <style:style style:name="Table9.C" style:family="table-column">
      <style:table-column-properties style:column-width="2.062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5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3.75in"/>
    </style:style>
    <style:style style:name="Table10.C" style:family="table-column">
      <style:table-column-properties style:column-width="1.9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fo:margin-left="0in" table:align="left"/>
    </style:style>
    <style:style style:name="Table12.A" style:family="table-column">
      <style:table-column-properties style:column-width="1.8125in"/>
    </style:style>
    <style:style style:name="Table12.B" style:family="table-column">
      <style:table-column-properties style:column-width="3.75in"/>
    </style:style>
    <style:style style:name="Table12.C" style:family="table-column">
      <style:table-column-properties style:column-width="1.93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_31_">
      <style:text-properties officeooo:paragraph-rsid="00034933"/>
    </style:style>
    <style:style style:name="P2" style:family="paragraph" style:parent-style-name="_31_">
      <style:text-properties officeooo:rsid="00034933" officeooo:paragraph-rsid="00034933"/>
    </style:style>
    <style:style style:name="P3" style:family="paragraph" style:parent-style-name="_31_">
      <style:text-properties officeooo:rsid="00034933" officeooo:paragraph-rsid="0003ac1a"/>
    </style:style>
    <style:style style:name="P4" style:family="paragraph" style:parent-style-name="Standard">
      <style:text-properties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Calibri" fo:font-size="15pt" style:text-underline-style="solid" style:text-underline-width="auto" style:text-underline-color="font-color" fo:font-weight="bold" officeooo:rsid="0000eb91" officeooo:paragraph-rsid="0000eb91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Calibri" fo:font-size="15pt" style:text-underline-style="none" fo:font-weight="normal" officeooo:rsid="0000eb91" officeooo:paragraph-rsid="0000eb91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officeooo:paragraph-rsid="0000eb91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style:text-underline-style="none" fo:font-weight="normal" officeooo:rsid="0000eb91" officeooo:paragraph-rsid="0000eb9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style:text-underline-style="none" fo:font-weight="normal" officeooo:rsid="0001b4df" officeooo:paragraph-rsid="0001b4d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style:text-underline-style="none" fo:font-weight="normal" officeooo:rsid="0001b4df" officeooo:paragraph-rsid="000349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style:text-underline-style="none" fo:font-weight="normal" officeooo:rsid="00034933" officeooo:paragraph-rsid="0003493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normal" officeooo:rsid="0000eb91" officeooo:paragraph-rsid="0000eb9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Calibri" fo:font-size="14pt" style:text-underline-style="solid" style:text-underline-width="auto" style:text-underline-color="font-color" fo:font-weight="normal" officeooo:rsid="0001b4df" officeooo:paragraph-rsid="0001b4d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normal" officeooo:rsid="0001b4df" officeooo:paragraph-rsid="0001b4df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alibri" fo:font-size="14pt" fo:font-weight="bold" officeooo:rsid="00034933" officeooo:paragraph-rsid="00034933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officeooo:rsid="0001b4df" officeooo:paragraph-rsid="0003493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officeooo:rsid="0001b4df" officeooo:paragraph-rsid="0003ac1a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officeooo:paragraph-rsid="0000eb91"/>
    </style:style>
    <style:style style:name="P19" style:family="paragraph" style:parent-style-name="Standard">
      <style:text-properties fo:font-size="14pt" fo:font-weight="bold" officeooo:rsid="00034933" officeooo:paragraph-rsid="00034933" style:font-size-asian="12.25pt" style:font-weight-asian="bold" style:font-size-complex="14pt" style:font-weight-complex="bold"/>
    </style:style>
    <style:style style:name="P20" style:family="paragraph" style:parent-style-name="Standard">
      <style:text-properties officeooo:paragraph-rsid="00034933"/>
    </style:style>
    <style:style style:name="P21" style:family="paragraph" style:parent-style-name="Standard">
      <style:text-properties officeooo:rsid="00034933" officeooo:paragraph-rsid="00034933"/>
    </style:style>
    <style:style style:name="P22" style:family="paragraph" style:parent-style-name="Standard">
      <style:text-properties officeooo:paragraph-rsid="0003ac1a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4pt" officeooo:rsid="0000eb91" officeooo:paragraph-rsid="0000eb91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4pt" officeooo:rsid="0001b4df" officeooo:paragraph-rsid="0001b4d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4pt" officeooo:rsid="0001b4df" officeooo:paragraph-rsid="0001b4df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4pt" officeooo:rsid="00034933" officeooo:paragraph-rsid="00034933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4pt" officeooo:rsid="00034933" officeooo:paragraph-rsid="0003ac1a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4pt" fo:font-weight="bold" officeooo:rsid="0000eb91" officeooo:paragraph-rsid="0000eb91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3pt" style:font-size-asian="13pt" style:font-size-complex="13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3pt" officeooo:paragraph-rsid="00034933" style:font-size-asian="13pt" style:font-size-complex="13pt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13pt" officeooo:rsid="0001b4df" officeooo:paragraph-rsid="0001b4df" style:font-size-asian="13pt" style:font-size-complex="13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13pt" officeooo:rsid="0001b4df" officeooo:paragraph-rsid="00034933" style:font-size-asian="13pt" style:font-size-complex="13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13pt" officeooo:rsid="00034933" officeooo:paragraph-rsid="00034933" style:font-size-asian="13pt" style:font-size-complex="13pt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12pt" officeooo:paragraph-rsid="00034933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2pt" officeooo:paragraph-rsid="0003ac1a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2pt" officeooo:rsid="0001b4df" officeooo:paragraph-rsid="00034933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2pt" officeooo:rsid="0001b4df" officeooo:paragraph-rsid="0003ac1a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2pt" officeooo:rsid="00034933" officeooo:paragraph-rsid="00034933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12pt" officeooo:rsid="00034933" officeooo:paragraph-rsid="0003ac1a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2pt" officeooo:rsid="0003ac1a" officeooo:paragraph-rsid="0003ac1a" style:font-size-asian="12pt" style:font-size-complex="12pt"/>
    </style:style>
    <style:style style:name="P42" style:family="paragraph" style:parent-style-name="Text_20_body">
      <style:text-properties officeooo:rsid="0003ac1a" officeooo:paragraph-rsid="0003ac1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4933" style:font-weight-asian="bold"/>
    </style:style>
    <style:style style:name="T3" style:family="text">
      <style:text-properties fo:font-size="14pt" fo:font-weight="bold" officeooo:rsid="0003ac1a" style:font-size-asian="14pt" style:font-weight-asian="bold" style:font-size-complex="14pt"/>
    </style:style>
    <style:style style:name="T4" style:family="text">
      <style:text-properties fo:font-size="14pt" fo:font-weight="normal" officeooo:rsid="0003ac1a" style:font-size-asian="14pt" style:font-weight-asian="normal" style:font-size-complex="14pt" style:font-weight-complex="normal"/>
    </style:style>
    <style:style style:name="T5" style:family="text">
      <style:text-properties style:font-name="Calibri" fo:font-size="14pt" style:font-size-asian="14pt" style:font-size-complex="14pt"/>
    </style:style>
    <style:style style:name="T6" style:family="text">
      <style:text-properties fo:font-weight="normal" officeooo:rsid="0003ac1a" style:font-weight-asian="normal" style:font-weight-complex="normal"/>
    </style:style>
    <style:style style:name="T7" style:family="text">
      <style:text-properties officeooo:rsid="0001b4df"/>
    </style:style>
    <style:style style:name="T8" style:family="text">
      <style:text-properties officeooo:rsid="00034933"/>
    </style:style>
    <style:style style:name="T9" style:family="text">
      <style:text-properties officeooo:rsid="0003ac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4. Cont bancar</text:p>
      <text:p text:style-name="P4"/>
      <text:p text:style-name="P5">Enunt:</text:p>
      <text:p text:style-name="P5"/>
      <text:p text:style-name="P6">Scrieți o aplicație pentru gestiunea unui cont bancar. Fiecare tranzacție are ziua, suma, și tipul (intrare/ieșire)</text:p>
      <text:p text:style-name="P6"/>
      <text:p text:style-name="P7"><text:span text:style-name="T1">1. Adăugare</text:span></text:p>
      <text:p text:style-name="P18"><text:span text:style-name="T5"><text:tab/>• adaugă tranzacție (se dă ziua, suma, tipul) </text:span></text:p>
      <text:p text:style-name="P7"><text:tab/>• actualizare tranzacție (se dă ziua, suma, tipul)</text:p>
      <text:p text:style-name="P7"><text:span text:style-name="T1">2. Ștergere</text:span></text:p>
      <text:p text:style-name="P7"><text:tab/>• Șterge toate tranzacțiile de la ziua specificată </text:p>
      <text:p text:style-name="P7"><text:tab/>• Șterge tranzacțiile dintr-o perioadă dată (se dă ziua de început <text:tab/>și sfârșit) </text:p>
      <text:p text:style-name="P7"><text:tab/>• Șterge toate tranzacțiile de un anumit tip</text:p>
      <text:p text:style-name="P7"><text:span text:style-name="T1">3. Căutare</text:span></text:p>
      <text:p text:style-name="P7"><text:tab/>• Tipărește tranzacțiile cu sume mai mari decât o sumă dată </text:p>
      <text:p text:style-name="P7"><text:tab/>• Tipărește toate tranzacțiile efectuate înainte de o zi și mai mari <text:tab/>decât o sumă (se dă suma și ziua) </text:p>
      <text:p text:style-name="P7"><text:tab/>• Tipărește tranzacțiile de un anumit tip</text:p>
      <text:p text:style-name="P7"><text:span text:style-name="T1">4. Rapoarte</text:span></text:p>
      <text:p text:style-name="P7"><text:tab/>• Suma totală a tranzacțiilor de un anumit tip </text:p>
      <text:p text:style-name="P7"><text:tab/>• Soldul contului la o dată specificată </text:p>
      <text:p text:style-name="P7"><text:tab/>• Tipărește toate tranzacțiile de un anumit tip ordonat după <text:tab/>sumă</text:p>
      <text:p text:style-name="P7"/>
      <text:p text:style-name="P8"><text:span text:style-name="T1">5. Filtrare</text:span></text:p>
      <text:p text:style-name="P8"><text:span text:style-name="T1"><text:tab/></text:span>• Elimină toate tranzacțiile de un anumit tip </text:p>
      <text:p text:style-name="P8"><text:tab/>• Elimină toate tranzacțiile mai mici decât o sumă dată <text:tab/>care <text:tab/></text:p>
      <text:p text:style-name="P8"><text:tab/>au tipul specificat</text:p>
      <text:p text:style-name="P8"><text:span text:style-name="T1">6. Undo</text:span></text:p>
      <text:p text:style-name="P8"><text:tab/>• Reface ultima operație (lista de tranzacții revine la ce exista <text:tab/>înainte de ultima operație care a modificat lista).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2"><text:soft-page-break/><text:span text:style-name="T1">Functionalitati</text:span></text:p>
      <text:p text:style-name="P12"><text:span text:style-name="T1"/></text:p>
      <table:table table:name="Table1" table:style-name="Table1">
        <table:table-column table:style-name="Table1.A"/>
        <table:table-row table:style-name="TableLine93901063581088">
          <table:table-cell table:style-name="Table1.A1" office:value-type="string">
            <text:p text:style-name="P28">Aplicatie pentru gestiunea unui cont bancar</text:p>
          </table:table-cell>
        </table:table-row>
        <table:table-row table:style-name="TableLine93901063581088">
          <table:table-cell table:style-name="Table1.A2" office:value-type="string">
            <text:p text:style-name="P23">F1. Adauga tranzactie</text:p>
          </table:table-cell>
        </table:table-row>
        <table:table-row table:style-name="TableLine93901063581088">
          <table:table-cell table:style-name="Table1.A2" office:value-type="string">
            <text:p text:style-name="P23">F2. Actualizare tranzactie</text:p>
          </table:table-cell>
        </table:table-row>
        <table:table-row table:style-name="TableLine93901063581088">
          <table:table-cell table:style-name="Table1.A2" office:value-type="string">
            <text:p text:style-name="P23">F3. Stergere toate tranzactiile de la ziua specificata</text:p>
          </table:table-cell>
        </table:table-row>
        <table:table-row table:style-name="TableLine93901063581088">
          <table:table-cell table:style-name="Table1.A2" office:value-type="string">
            <text:p text:style-name="P23">F4. Stergere tranzactiile dintr-o perioada data</text:p>
          </table:table-cell>
        </table:table-row>
        <table:table-row table:style-name="TableLine93901063581088">
          <table:table-cell table:style-name="Table1.A2" office:value-type="string">
            <text:p text:style-name="P23">F5. Stergere toate tranzactiile de un anumit tip </text:p>
          </table:table-cell>
        </table:table-row>
        <table:table-row table:style-name="TableLine93901063581088">
          <table:table-cell table:style-name="Table1.A2" office:value-type="string">
            <text:p text:style-name="P23">F6. Tipareste tranzactiile cu sume mai mari decat o suma data</text:p>
          </table:table-cell>
        </table:table-row>
        <table:table-row table:style-name="TableLine93901063581088">
          <table:table-cell table:style-name="Table1.A2" office:value-type="string">
            <text:p text:style-name="P23">F7. Tipareste toate tranzactiile efectuate intainte de o zi si mai mari decat o suma</text:p>
          </table:table-cell>
        </table:table-row>
        <table:table-row table:style-name="TableLine93901063581088">
          <table:table-cell table:style-name="Table1.A2" office:value-type="string">
            <text:p text:style-name="P23">F8. Tipareste tranzactiile de un anumit tip</text:p>
          </table:table-cell>
        </table:table-row>
        <table:table-row table:style-name="TableLine93901063581088">
          <table:table-cell table:style-name="Table1.A2" office:value-type="string">
            <text:p text:style-name="P23">F9. Suma totala a tranzactiilor de un anumit tip</text:p>
          </table:table-cell>
        </table:table-row>
        <table:table-row table:style-name="TableLine93901063581088">
          <table:table-cell table:style-name="Table1.A2" office:value-type="string">
            <text:p text:style-name="P23">F10. Soldul contului la o data specificata</text:p>
          </table:table-cell>
        </table:table-row>
        <table:table-row table:style-name="TableLine93901063581088">
          <table:table-cell table:style-name="Table1.A2" office:value-type="string">
            <text:p text:style-name="P23">F11. <text:span text:style-name="T7">Tipareste toate tranzactiile de un anumit tip ordonat dupa suma</text:span></text:p>
          </table:table-cell>
        </table:table-row>
        <table:table-row table:style-name="TableLine93901063581088">
          <table:table-cell table:style-name="Table1.A2" office:value-type="string">
            <text:p text:style-name="P23">F12. <text:span text:style-name="T7">Elimina toate tranzactiile de un anumit tip</text:span></text:p>
          </table:table-cell>
        </table:table-row>
        <table:table-row table:style-name="TableLine93901063581088">
          <table:table-cell table:style-name="Table1.A2" office:value-type="string">
            <text:p text:style-name="P23">F13. <text:span text:style-name="T7">Elimina toate tranzactiile mai mici decat o suma data care au tipul specificat</text:span></text:p>
          </table:table-cell>
        </table:table-row>
        <table:table-row table:style-name="TableLine93901063581088">
          <table:table-cell table:style-name="Table1.A2" office:value-type="string">
            <text:p text:style-name="P23">F14. <text:s/><text:span text:style-name="T7">Reface ultima operatie</text:span></text:p>
          </table:table-cell>
        </table:table-row>
        <table:table-row table:style-name="TableLine93901063581088">
          <table:table-cell table:style-name="Table1.A2" office:value-type="string">
            <text:p text:style-name="P24">F15. Realizare interfata utilizator</text:p>
          </table:table-cell>
        </table:table-row>
      </table:table>
      <text:p text:style-name="P12"><text:span text:style-name="T1"/></text:p>
      <text:p text:style-name="P12"><text:span text:style-name="T1"/></text:p>
      <text:p text:style-name="P12"><text:span text:style-name="T1"/></text:p>
      <table:table table:name="Table2" table:style-name="Table2">
        <table:table-column table:style-name="Table2.A"/>
        <table:table-column table:style-name="Table2.B"/>
        <table:table-row table:style-name="TableLine93900954082704">
          <table:table-cell table:style-name="Table2.A1" office:value-type="string">
            <text:p text:style-name="P24">Nr. iteratie</text:p>
          </table:table-cell>
          <table:table-cell table:style-name="Table2.B1" office:value-type="string">
            <text:p text:style-name="P24">Functionalitati de realizat</text:p>
          </table:table-cell>
        </table:table-row>
        <table:table-row table:style-name="TableLine93900954082704">
          <table:table-cell table:style-name="Table2.A2" office:value-type="string">
            <text:p text:style-name="P25">1</text:p>
          </table:table-cell>
          <table:table-cell table:style-name="Table2.B2" office:value-type="string">
            <text:p text:style-name="P24">F1, F2, F3, F4, F5, F6, F7, F8, F15</text:p>
          </table:table-cell>
        </table:table-row>
        <table:table-row table:style-name="TableLine93900954082704">
          <table:table-cell table:style-name="Table2.A2" office:value-type="string">
            <text:p text:style-name="P25">2</text:p>
          </table:table-cell>
          <table:table-cell table:style-name="Table2.B2" office:value-type="string">
            <text:p text:style-name="P24">F9,F10,F11</text:p>
          </table:table-cell>
        </table:table-row>
        <table:table-row table:style-name="TableLine93900954082704">
          <table:table-cell table:style-name="Table2.A2" office:value-type="string">
            <text:p text:style-name="P25">3</text:p>
          </table:table-cell>
          <table:table-cell table:style-name="Table2.B2" office:value-type="string">
            <text:p text:style-name="P24">F12,F13,F14</text:p>
          </table:table-cell>
        </table:table-row>
      </table:table>
      <text:p text:style-name="P12"><text:span text:style-name="T1"/></text:p>
      <text:p text:style-name="P13"><text:span text:style-name="T1">Iteratii</text:span></text:p>
      <text:p text:style-name="P14"><text:span text:style-name="T1"/></text:p>
      <text:p text:style-name="P9"><text:span text:style-name="T1">Functionalitatea 1</text:span></text:p>
      <text:p text:style-name="P14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01067062944">
          <table:table-cell table:style-name="Table3.A1" office:value-type="string">
            <text:p text:style-name="P24">Utilizator</text:p>
          </table:table-cell>
          <table:table-cell table:style-name="Table3.A1" office:value-type="string">
            <text:p text:style-name="P24">Program</text:p>
          </table:table-cell>
          <table:table-cell table:style-name="Table3.C1" office:value-type="string">
            <text:p text:style-name="P24">Descriere</text:p>
          </table:table-cell>
        </table:table-row>
        <table:table-row table:style-name="TableLine93901067062944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1">{}</text:p>
          </table:table-cell>
          <table:table-cell table:style-name="Table3.C2" office:value-type="string">
            <text:p text:style-name="P31">Dictionar de tranzactii</text:p>
          </table:table-cell>
        </table:table-row>
        <table:table-row table:style-name="TableLine93901067062944">
          <table:table-cell table:style-name="Table3.A2" office:value-type="string">
            <text:p text:style-name="P31">13/07/2021, 220, intrare</text:p>
          </table:table-cell>
          <table:table-cell table:style-name="Table3.A2" office:value-type="string">
            <text:p text:style-name="P31"/>
          </table:table-cell>
          <table:table-cell table:style-name="Table3.C2" office:value-type="string">
            <text:p text:style-name="P31">Utilizatorul introduce </text:p>
            <text:p text:style-name="P31">datele unei tranzactii</text:p>
          </table:table-cell>
        </table:table-row>
        <table:table-row table:style-name="TableLine93901067062944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1">{‘13/07/2021’:[ [120,’intrare’] ] }</text:p>
          </table:table-cell>
          <table:table-cell table:style-name="Table3.C2" office:value-type="string">
            <text:p text:style-name="P31">Dictionar de tranzactii se actualizeaza</text:p>
          </table:table-cell>
        </table:table-row>
        <table:table-row table:style-name="TableLine93901067062944">
          <table:table-cell table:style-name="Table3.A2" office:value-type="string">
            <text:p text:style-name="P31">13/07/2021, 110, iesire</text:p>
          </table:table-cell>
          <table:table-cell table:style-name="Table3.A2" office:value-type="string">
            <text:p text:style-name="P29"/>
          </table:table-cell>
          <table:table-cell table:style-name="Table3.C2" office:value-type="string">
            <text:p text:style-name="P31">Utilizatorul introduce </text:p>
            <text:p text:style-name="P31">datele unei tranzactii</text:p>
          </table:table-cell>
        </table:table-row>
        <table:table-row table:style-name="TableLine93901067062944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1">{‘13/07/2021’:[ [120,’intrare’], [110, ‘iesire’] ] <text:span text:style-name="T8">}</text:span></text:p>
          </table:table-cell>
          <table:table-cell table:style-name="Table3.C2" office:value-type="string">
            <text:p text:style-name="P31">Dictionar de tranzactii se actualizeaza</text:p>
          </table:table-cell>
        </table:table-row>
      </table:table>
      <text:p text:style-name="P14"><text:span text:style-name="T1"/></text:p>
      <text:p text:style-name="P14"><text:span text:style-name="T1"/></text:p>
      <text:p text:style-name="P9"><text:span text:style-name="T1">Functionalitatea 2</text:span></text:p>
      <text:p text:style-name="P9"><text:span text:style-name="T1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901069629536">
          <table:table-cell table:style-name="Table4.A1" office:value-type="string">
            <text:p text:style-name="P26">Utilizator</text:p>
          </table:table-cell>
          <table:table-cell table:style-name="Table4.A1" office:value-type="string">
            <text:p text:style-name="P26">Program</text:p>
          </table:table-cell>
          <table:table-cell table:style-name="Table4.C1" office:value-type="string">
            <text:p text:style-name="P26">Descriere</text:p>
          </table:table-cell>
        </table:table-row>
        <table:table-row table:style-name="TableLine93901069629536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7">{‘13/07/2021’:[ [120,’intrare’], [110, ‘iesire’] ] <text:span text:style-name="T8">}</text:span></text:p>
          </table:table-cell>
          <table:table-cell table:style-name="Table4.C2" office:value-type="string">
            <text:p text:style-name="P37">Dictionar</text:p>
            <text:p text:style-name="P37">de tranzactii</text:p>
          </table:table-cell>
        </table:table-row>
        <table:table-row table:style-name="TableLine93901069629536">
          <table:table-cell table:style-name="Table4.A2" office:value-type="string">
            <text:p text:style-name="P34">‘<text:span text:style-name="T8">13/07/2021’, 120, intrare, 130, iesire</text:span></text:p>
          </table:table-cell>
          <table:table-cell table:style-name="Table4.A2" office:value-type="string">
            <text:p text:style-name="P34"/>
          </table:table-cell>
          <table:table-cell table:style-name="Table4.C2" office:value-type="string">
            <text:p text:style-name="P39">Utilizatorul introduce datele tranzactiei de modificat cu datele necesare modificarii</text:p>
          </table:table-cell>
        </table:table-row>
        <table:table-row table:style-name="TableLine93901069629536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7">{‘13/07/2021’:[ [<text:span text:style-name="T8">130</text:span>,’<text:span text:style-name="T8">iesire</text:span>’], [110, ‘iesire’] ] <text:span text:style-name="T8">}</text:span></text:p>
          </table:table-cell>
          <table:table-cell table:style-name="Table4.C2" office:value-type="string">
            <text:p text:style-name="P37">Dictionar</text:p>
            <text:p text:style-name="P37">de tranzactii <text:span text:style-name="T8">se actualizeaza</text:span></text:p>
          </table:table-cell>
        </table:table-row>
      </table:table>
      <text:p text:style-name="P9"><text:span text:style-name="T1"/></text:p>
      <text:p text:style-name="P10"><text:span text:style-name="T1">Functionalitatea </text:span><text:span text:style-name="T2">3</text:span></text:p>
      <text:p text:style-name="P10"><text:span text:style-name="T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01066859696">
          <table:table-cell table:style-name="Table5.A1" office:value-type="string">
            <text:p text:style-name="P26">Utilizator</text:p>
          </table:table-cell>
          <table:table-cell table:style-name="Table5.A1" office:value-type="string">
            <text:p text:style-name="P26">Program</text:p>
          </table:table-cell>
          <table:table-cell table:style-name="Table5.C1" office:value-type="string">
            <text:p text:style-name="P26">Descriere</text:p>
          </table:table-cell>
        </table:table-row>
        <table:table-row table:style-name="TableLine93901066859696"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32">{‘13/07/2021’:[ [120,’intrare’], [110, ‘iesire’] ] <text:span text:style-name="T8">}</text:span></text:p>
          </table:table-cell>
          <table:table-cell table:style-name="Table5.C2" office:value-type="string">
            <text:p text:style-name="P32">Dictionar</text:p>
            <text:p text:style-name="P32">de tranzactii</text:p>
          </table:table-cell>
        </table:table-row>
        <table:table-row table:style-name="TableLine93901066859696">
          <table:table-cell table:style-name="Table5.A2" office:value-type="string">
            <text:p text:style-name="P29">‘<text:span text:style-name="T8">13/07/2021’</text:span>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33">Utilizatorul</text:p>
            <text:p text:style-name="P33">introduce data</text:p>
          </table:table-cell>
        </table:table-row>
        <table:table-row table:style-name="TableLine93901066859696"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33">{‘13/07/2021’:[]}</text:p>
          </table:table-cell>
          <table:table-cell table:style-name="Table5.C2" office:value-type="string">
            <text:p text:style-name="P33">Dictionar de </text:p>
            <text:p text:style-name="P33">tranzactii de </text:p>
            <text:p text:style-name="P33">actualizeaza</text:p>
          </table:table-cell>
        </table:table-row>
      </table:table>
      <text:p text:style-name="P11"><text:soft-page-break/><text:span text:style-name="T1">Functionalitatea 4</text:span></text:p>
      <text:p text:style-name="P11"><text:span text:style-name="T1"/></text:p>
      <text:p text:style-name="P11"><text:span text:style-name="T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01031246624">
          <table:table-cell table:style-name="Table6.A1" office:value-type="string">
            <text:p text:style-name="P26">Utilizator</text:p>
          </table:table-cell>
          <table:table-cell table:style-name="Table6.A1" office:value-type="string">
            <text:p text:style-name="P26">Program</text:p>
          </table:table-cell>
          <table:table-cell table:style-name="Table6.C1" office:value-type="string">
            <text:p text:style-name="P26">Descriere</text:p>
          </table:table-cell>
        </table:table-row>
        <table:table-row table:style-name="TableLine93901031246624"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2">{‘13/07/2021’: [ [120,’intrare’], [110, ‘iesire’] ],</text:p>
            <text:p text:style-name="P32">‘<text:span text:style-name="T8">29/03/2018’: [ [15, ‘iesire’] ]</text:span> <text:span text:style-name="T8">}</text:span></text:p>
          </table:table-cell>
          <table:table-cell table:style-name="Table6.C2" office:value-type="string">
            <text:p text:style-name="P32">Dictionar</text:p>
            <text:p text:style-name="P32">de tranzactii</text:p>
          </table:table-cell>
        </table:table-row>
        <table:table-row table:style-name="TableLine93901031246624">
          <table:table-cell table:style-name="Table6.A2" office:value-type="string">
            <text:p text:style-name="P33">‘10/07/2021’, ‘14/07/2021’</text:p>
          </table:table-cell>
          <table:table-cell table:style-name="Table6.A2" office:value-type="string">
            <text:p text:style-name="P30"/>
          </table:table-cell>
          <table:table-cell table:style-name="Table6.C2" office:value-type="string">
            <text:p text:style-name="P33">Utilizatorul introduce perioada prin 2 date</text:p>
          </table:table-cell>
        </table:table-row>
        <table:table-row table:style-name="TableLine93901031246624"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2">{‘13/07/2021’: [],</text:p>
            <text:p text:style-name="P32">‘<text:span text:style-name="T8">29/03/2018’: [ [15, ‘iesire’] ]</text:span> <text:span text:style-name="T8">}</text:span></text:p>
          </table:table-cell>
          <table:table-cell table:style-name="Table6.C2" office:value-type="string">
            <text:p text:style-name="P33">Dictionar de </text:p>
            <text:p text:style-name="P33">tranzactii de </text:p>
            <text:p text:style-name="P33">actualizeaza</text:p>
          </table:table-cell>
        </table:table-row>
      </table:table>
      <text:p text:style-name="P10"><text:span text:style-name="T2"/></text:p>
      <text:p text:style-name="P10"><text:span text:style-name="T2"/></text:p>
      <text:p text:style-name="P11"><text:span text:style-name="T1">Functionalitatea 5</text:span></text:p>
      <text:p text:style-name="P11"><text:span text:style-name="T1"/></text:p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3901065021552">
          <table:table-cell table:style-name="Table7.A1" office:value-type="string">
            <text:p text:style-name="P26">Utilizator</text:p>
          </table:table-cell>
          <table:table-cell table:style-name="Table7.A1" office:value-type="string">
            <text:p text:style-name="P26">Program</text:p>
          </table:table-cell>
          <table:table-cell table:style-name="Table7.C1" office:value-type="string">
            <text:p text:style-name="P26">Descriere</text:p>
          </table:table-cell>
        </table:table-row>
        <table:table-row table:style-name="TableLine93901065021552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2">{‘13/07/2021’: [ [120,’intrare’], [110, ‘iesire’] ],</text:p>
            <text:p text:style-name="P32">‘<text:span text:style-name="T8">29/03/2018’: [ [15, ‘iesire’] ]</text:span> <text:span text:style-name="T8">}</text:span></text:p>
          </table:table-cell>
          <table:table-cell table:style-name="Table7.C2" office:value-type="string">
            <text:p text:style-name="P32">Dictionar</text:p>
            <text:p text:style-name="P32">de tranzactii</text:p>
          </table:table-cell>
        </table:table-row>
        <table:table-row table:style-name="TableLine93901065021552">
          <table:table-cell table:style-name="Table7.A2" office:value-type="string">
            <text:p text:style-name="P33">‘iesire’</text:p>
          </table:table-cell>
          <table:table-cell table:style-name="Table7.A2" office:value-type="string">
            <text:p text:style-name="P30"/>
          </table:table-cell>
          <table:table-cell table:style-name="Table7.C2" office:value-type="string">
            <text:p text:style-name="P33">Utilizatorul introduce tipul tranzactiei</text:p>
          </table:table-cell>
        </table:table-row>
        <table:table-row table:style-name="TableLine93901065021552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2">{‘13/07/2021’: [ [120,’intrare’] ],</text:p>
            <text:p text:style-name="P32">‘<text:span text:style-name="T8">29/03/2018’: []</text:span> <text:span text:style-name="T8">}</text:span></text:p>
          </table:table-cell>
          <table:table-cell table:style-name="Table7.C2" office:value-type="string">
            <text:p text:style-name="P33">Dictionar de </text:p>
            <text:p text:style-name="P33">tranzactii de </text:p>
            <text:p text:style-name="P33">actualizeaza</text:p>
          </table:table-cell>
        </table:table-row>
      </table:table>
      <text:p text:style-name="P20"/>
      <text:p text:style-name="P20"/>
      <text:p text:style-name="P15">Functionalitatea 6</text:p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3901068712768">
          <table:table-cell table:style-name="Table8.A1" office:value-type="string">
            <text:p text:style-name="P26">Utilizator</text:p>
          </table:table-cell>
          <table:table-cell table:style-name="Table8.A1" office:value-type="string">
            <text:p text:style-name="P26">Program</text:p>
          </table:table-cell>
          <table:table-cell table:style-name="Table8.C1" office:value-type="string">
            <text:p text:style-name="P26">Descriere</text:p>
          </table:table-cell>
        </table:table-row>
        <table:table-row table:style-name="TableLine93901068712768">
          <table:table-cell table:style-name="Table8.A2" office:value-type="string">
            <text:p text:style-name="P35"/>
          </table:table-cell>
          <table:table-cell table:style-name="Table8.A2" office:value-type="string">
            <text:p text:style-name="P37">{‘13/07/2021’: [ [120,’intrare’], [110, ‘iesire’] ],</text:p>
            <text:p text:style-name="P37">‘<text:span text:style-name="T8">29/03/2018’: [ [15, ‘iesire’] ]</text:span> <text:span text:style-name="T8">}</text:span></text:p>
          </table:table-cell>
          <table:table-cell table:style-name="Table8.C2" office:value-type="string">
            <text:p text:style-name="P37">Dictionar</text:p>
            <text:p text:style-name="P37">de tranzactii</text:p>
          </table:table-cell>
        </table:table-row>
        <table:table-row table:style-name="TableLine93901068712768">
          <table:table-cell table:style-name="Table8.A2" office:value-type="string">
            <text:p text:style-name="P39">110</text:p>
          </table:table-cell>
          <table:table-cell table:style-name="Table8.A2" office:value-type="string">
            <text:p text:style-name="P35"/>
          </table:table-cell>
          <table:table-cell table:style-name="Table8.C2" office:value-type="string">
            <text:p text:style-name="P39">Utilizatorul </text:p>
            <text:p text:style-name="P39">introduce suma</text:p>
          </table:table-cell>
        </table:table-row>
        <table:table-row table:style-name="TableLine93901068712768">
          <table:table-cell table:style-name="Table8.A2" office:value-type="string">
            <text:p text:style-name="P35"/>
          </table:table-cell>
          <table:table-cell table:style-name="Table8.A2" office:value-type="string">
            <text:p text:style-name="P16">Data: 13/07/2021 <text:s text:c="2"/>Suma: 1<text:span text:style-name="T8">2</text:span>0.0 <text:s text:c="2"/>Tip: <text:span text:style-name="T8">intrare</text:span></text:p>
          </table:table-cell>
          <table:table-cell table:style-name="Table8.C2" office:value-type="string">
            <text:p text:style-name="P39">Programul tipareste toate tranzactiile cu suma mai mare decat specificatia data</text:p>
          </table:table-cell>
        </table:table-row>
      </table:table>
      <text:p text:style-name="_31_"><text:soft-page-break/>Functionalitatea 7</text:p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3901074042832">
          <table:table-cell table:style-name="Table9.A1" office:value-type="string">
            <text:p text:style-name="P26">Utilizator</text:p>
          </table:table-cell>
          <table:table-cell table:style-name="Table9.A1" office:value-type="string">
            <text:p text:style-name="P26">Program</text:p>
          </table:table-cell>
          <table:table-cell table:style-name="Table9.C1" office:value-type="string">
            <text:p text:style-name="P26">Descriere</text:p>
          </table:table-cell>
        </table:table-row>
        <table:table-row table:style-name="TableLine9390107404283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37">{‘13/07/2021’: [ [120,’intrare’], [110, ‘iesire’] ],</text:p>
            <text:p text:style-name="P37">‘<text:span text:style-name="T8">29/03/2018’: [ [15, ‘iesire’] ]</text:span> <text:span text:style-name="T8">}</text:span></text:p>
          </table:table-cell>
          <table:table-cell table:style-name="Table9.C2" office:value-type="string">
            <text:p text:style-name="P37">Dictionar</text:p>
            <text:p text:style-name="P37">de tranzactii</text:p>
          </table:table-cell>
        </table:table-row>
        <table:table-row table:style-name="TableLine93901074042832">
          <table:table-cell table:style-name="Table9.A2" office:value-type="string">
            <text:p text:style-name="P39">‘12/07/2021’, 10</text:p>
          </table:table-cell>
          <table:table-cell table:style-name="Table9.A2" office:value-type="string">
            <text:p text:style-name="P35"/>
          </table:table-cell>
          <table:table-cell table:style-name="Table9.C2" office:value-type="string">
            <text:p text:style-name="P39">Utilizatorul </text:p>
            <text:p text:style-name="P39">introduce data si suma</text:p>
          </table:table-cell>
        </table:table-row>
        <table:table-row table:style-name="TableLine9390107404283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>Data: <text:span text:style-name="T8">29/03/2018</text:span> <text:s text:c="2"/>Suma: <text:span text:style-name="T8">15</text:span>.0 <text:s text:c="2"/>Tip: <text:span text:style-name="T8">iesire</text:span></text:p>
          </table:table-cell>
          <table:table-cell table:style-name="Table9.C2" office:value-type="string">
            <text:p text:style-name="P39">Programul tipareste toate tranzactiile cu suma mai mare decat specificatia data</text:p>
          </table:table-cell>
        </table:table-row>
      </table:table>
      <text:p text:style-name="P19"/>
      <text:p text:style-name="_31_">Functionalitatea 8</text:p>
      <text:p text:style-name="_31_"/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3901023554400">
          <table:table-cell table:style-name="Table10.A1" office:value-type="string">
            <text:p text:style-name="P26">Utilizator</text:p>
          </table:table-cell>
          <table:table-cell table:style-name="Table10.A1" office:value-type="string">
            <text:p text:style-name="P26">Program</text:p>
          </table:table-cell>
          <table:table-cell table:style-name="Table10.C1" office:value-type="string">
            <text:p text:style-name="P26">Descriere</text:p>
          </table:table-cell>
        </table:table-row>
        <table:table-row table:style-name="TableLine93901023554400">
          <table:table-cell table:style-name="Table10.A2" office:value-type="string">
            <text:p text:style-name="P35"/>
          </table:table-cell>
          <table:table-cell table:style-name="Table10.A2" office:value-type="string">
            <text:p text:style-name="P37">{‘13/07/2021’: [ [120,’intrare’], [110, ‘iesire’] ],</text:p>
            <text:p text:style-name="P37">‘<text:span text:style-name="T8">29/03/2018’: [ [15, ‘iesire’] ]</text:span> <text:span text:style-name="T8">}</text:span></text:p>
          </table:table-cell>
          <table:table-cell table:style-name="Table10.C2" office:value-type="string">
            <text:p text:style-name="P37">Dictionar</text:p>
            <text:p text:style-name="P37">de tranzactii</text:p>
          </table:table-cell>
        </table:table-row>
        <table:table-row table:style-name="TableLine93901023554400">
          <table:table-cell table:style-name="Table10.A2" office:value-type="string">
            <text:p text:style-name="P39">iesire</text:p>
          </table:table-cell>
          <table:table-cell table:style-name="Table10.A2" office:value-type="string">
            <text:p text:style-name="P35"/>
          </table:table-cell>
          <table:table-cell table:style-name="Table10.C2" office:value-type="string">
            <text:p text:style-name="P39">Utilizatorul </text:p>
            <text:p text:style-name="P39">introduce data si suma</text:p>
          </table:table-cell>
        </table:table-row>
        <table:table-row table:style-name="TableLine93901023554400">
          <table:table-cell table:style-name="Table10.A2" office:value-type="string">
            <text:p text:style-name="P35"/>
          </table:table-cell>
          <table:table-cell table:style-name="Table10.A2" office:value-type="string">
            <text:p text:style-name="P16">Data: 13/07/2021 <text:s text:c="2"/>Suma: <text:span text:style-name="T8">110.0</text:span> <text:s text:c="2"/>Tip: <text:span text:style-name="T8">intrare</text:span></text:p>
            <text:p text:style-name="P16">Data: <text:span text:style-name="T8">29/03/2018</text:span> <text:s text:c="2"/>Suma: <text:span text:style-name="T8">15</text:span>.0 <text:s text:c="2"/>Tip: <text:span text:style-name="T8">iesire</text:span></text:p>
          </table:table-cell>
          <table:table-cell table:style-name="Table10.C2" office:value-type="string">
            <text:p text:style-name="P39">Programul tipareste toate tranzactiile cu suma mai mare decat specificatia data</text:p>
          </table:table-cell>
        </table:table-row>
      </table:table>
      <text:p text:style-name="P20"/>
      <text:p text:style-name="_31_">Functionalitatea <text:span text:style-name="T8">9</text:span></text:p>
      <text:p text:style-name="P42">Iteratii viitoare</text:p>
      <text:p text:style-name="_31_">Functionalitatea <text:span text:style-name="T8">10</text:span></text:p>
      <text:p text:style-name="P42">Iteratii viitoare</text:p>
      <text:p text:style-name="_31_">Functionalitatea <text:span text:style-name="T8">11</text:span></text:p>
      <text:p text:style-name="P42">Iteratii viitoare</text:p>
      <text:p text:style-name="_31_">Functionalitatea <text:span text:style-name="T8">12</text:span></text:p>
      <text:p text:style-name="P42">Iteratii viitoare</text:p>
      <text:p text:style-name="_31_">Functionalitatea <text:span text:style-name="T8">13</text:span></text:p>
      <text:p text:style-name="P42">Iteratii viitoare</text:p>
      <text:p text:style-name="_31_"><text:soft-page-break/>Functionalitatea <text:span text:style-name="T8">14</text:span></text:p>
      <text:p text:style-name="P42">Iteratii viitoare</text:p>
      <text:p text:style-name="P2">Functionalitatea 15</text:p>
      <text:p text:style-name="P2"/>
      <text:p text:style-name="P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3901044918464">
          <table:table-cell table:style-name="Table12.A1" office:value-type="string">
            <text:p text:style-name="P27">Utilizator</text:p>
          </table:table-cell>
          <table:table-cell table:style-name="Table12.A1" office:value-type="string">
            <text:p text:style-name="P27">Program</text:p>
          </table:table-cell>
          <table:table-cell table:style-name="Table12.C1" office:value-type="string">
            <text:p text:style-name="P27">Descriere</text:p>
          </table:table-cell>
        </table:table-row>
        <table:table-row table:style-name="TableLine93901044918464">
          <table:table-cell table:style-name="Table12.A2" office:value-type="string">
            <text:p text:style-name="P41">1</text:p>
          </table:table-cell>
          <table:table-cell table:style-name="Table12.A2" office:value-type="string">
            <text:p text:style-name="P38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40"/>
          </table:table-cell>
          <table:table-cell table:style-name="Table12.A2" office:value-type="string">
            <text:p text:style-name="P36">‘<text:span text:style-name="T9">1. Adaugare de noi tranzactii’</text:span></text:p>
          </table:table-cell>
          <table:table-cell table:style-name="Table12.C2" office:value-type="string">
            <text:p text:style-name="P41">Se afiseaza meniul aferent</text:p>
          </table:table-cell>
        </table:table-row>
        <table:table-row table:style-name="TableLine93901044918464">
          <table:table-cell table:style-name="Table12.A2" office:value-type="string">
            <text:p text:style-name="P41">1</text:p>
          </table:table-cell>
          <table:table-cell table:style-name="Table12.A2" office:value-type="string">
            <text:p text:style-name="P17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36"/>
          </table:table-cell>
          <table:table-cell table:style-name="Table12.A2" office:value-type="string">
            <text:p text:style-name="P17">‘<text:span text:style-name="T9">1. Adaugare tranzactie...’</text:span></text:p>
          </table:table-cell>
          <table:table-cell table:style-name="Table12.C2" office:value-type="string">
            <text:p text:style-name="P41">Se afiseaza meniul aferent functionalitatii</text:p>
          </table:table-cell>
        </table:table-row>
        <table:table-row table:style-name="TableLine93901044918464">
          <table:table-cell table:style-name="Table12.A2" office:value-type="string">
            <text:p text:style-name="P41">2</text:p>
          </table:table-cell>
          <table:table-cell table:style-name="Table12.A2" office:value-type="string">
            <text:p text:style-name="P17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36"/>
          </table:table-cell>
          <table:table-cell table:style-name="Table12.A2" office:value-type="string">
            <text:p text:style-name="P17">‘<text:span text:style-name="T9">2. Stergere de tranzactii’</text:span></text:p>
          </table:table-cell>
          <table:table-cell table:style-name="Table12.C2" office:value-type="string">
            <text:p text:style-name="P41">Se afiseaza meniul aferent</text:p>
          </table:table-cell>
        </table:table-row>
        <table:table-row table:style-name="TableLine93901044918464">
          <table:table-cell table:style-name="Table12.A2" office:value-type="string">
            <text:p text:style-name="P41">3</text:p>
          </table:table-cell>
          <table:table-cell table:style-name="Table12.A2" office:value-type="string">
            <text:p text:style-name="P17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36"/>
          </table:table-cell>
          <table:table-cell table:style-name="Table12.A2" office:value-type="string">
            <text:p text:style-name="P17">‘<text:span text:style-name="T9">3. Cautari de tranzactii’</text:span></text:p>
          </table:table-cell>
          <table:table-cell table:style-name="Table12.C2" office:value-type="string">
            <text:p text:style-name="P41">Se afiseaza meniul aferent</text:p>
          </table:table-cell>
        </table:table-row>
        <table:table-row table:style-name="TableLine93901044918464">
          <table:table-cell table:style-name="Table12.A2" office:value-type="string">
            <text:p text:style-name="P41">4</text:p>
          </table:table-cell>
          <table:table-cell table:style-name="Table12.A2" office:value-type="string">
            <text:p text:style-name="P17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36"/>
          </table:table-cell>
          <table:table-cell table:style-name="Table12.A2" office:value-type="string">
            <text:p text:style-name="P17">‘<text:span text:style-name="T9">4. </text:span><text:span text:style-name="T6">Rapoarte ale tranzactiilor</text:span><text:span text:style-name="T9">‘</text:span></text:p>
          </table:table-cell>
          <table:table-cell table:style-name="Table12.C2" office:value-type="string">
            <text:p text:style-name="P41">Se afiseaza meniul aferent</text:p>
          </table:table-cell>
        </table:table-row>
        <table:table-row table:style-name="TableLine93901044918464">
          <table:table-cell table:style-name="Table12.A2" office:value-type="string">
            <text:p text:style-name="P41">5</text:p>
          </table:table-cell>
          <table:table-cell table:style-name="Table12.A2" office:value-type="string">
            <text:p text:style-name="P17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36"/>
          </table:table-cell>
          <table:table-cell table:style-name="Table12.A2" office:value-type="string">
            <text:p text:style-name="P17">‘<text:span text:style-name="T9">5. Filtrarea tranzactiilor’</text:span></text:p>
          </table:table-cell>
          <table:table-cell table:style-name="Table12.C2" office:value-type="string">
            <text:p text:style-name="P41">Se afiseaza meniul aferent</text:p>
          </table:table-cell>
        </table:table-row>
        <table:table-row table:style-name="TableLine93901044918464">
          <table:table-cell table:style-name="Table12.A2" office:value-type="string">
            <text:p text:style-name="P41">99</text:p>
          </table:table-cell>
          <table:table-cell table:style-name="Table12.A2" office:value-type="string">
            <text:p text:style-name="P17"/>
          </table:table-cell>
          <table:table-cell table:style-name="Table12.C2" office:value-type="string">
            <text:p text:style-name="P41">Utilizatorul alege optiunea</text:p>
          </table:table-cell>
        </table:table-row>
        <table:table-row table:style-name="TableLine93901044918464">
          <table:table-cell table:style-name="Table12.A2" office:value-type="string">
            <text:p text:style-name="P36"/>
          </table:table-cell>
          <table:table-cell table:style-name="Table12.A2" office:value-type="string">
            <text:p text:style-name="P17">‘<text:span text:style-name="T9">99. Iesire’</text:span></text:p>
          </table:table-cell>
          <table:table-cell table:style-name="Table12.C2" office:value-type="string">
            <text:p text:style-name="P41">Iesire din aplicatie</text:p>
          </table:table-cell>
        </table:table-row>
      </table:table>
      <text:p text:style-name="P2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34933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1_" style:display-name="1" style:family="paragraph" style:parent-style-name="Standard">
      <style:text-properties style:font-name="Calibri" fo:font-family="Calibri" style:font-family-generic="swiss" fo:font-size="14pt" fo:font-weight="bold" officeooo:rsid="00034933" style:font-size-asian="12.25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20:08:39.444051951</meta:creation-date>
    <dc:date>2021-10-21T21:14:00.454470564</dc:date>
    <meta:editing-duration>PT6M52S</meta:editing-duration>
    <meta:editing-cycles>1</meta:editing-cycles>
    <meta:document-statistic meta:table-count="11" meta:image-count="0" meta:object-count="0" meta:page-count="6" meta:paragraph-count="206" meta:word-count="759" meta:character-count="5329" meta:non-whitespace-character-count="4717"/>
    <meta:generator>LibreOffice/7.2.1.2$Linux_X86_64 LibreOffice_project/20$Build-2</meta:generator>
  </office:meta>
</office:document-meta>
</file>